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co3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wrap-option="wrap"/>
    </style:style>
    <style:style style:name="ce11" style:family="table-cell" style:parent-style-name="Default" style:data-style-name="N0"/>
    <style:style style:name="ce10" style:family="table-cell" style:parent-style-name="Default" style:data-style-name="N107"/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108"/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3mm" svg:height="120.59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21.66mm" svg:x="252.21mm" svg:y="372.12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5mm" svg:height="120.33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43.96mm" svg:height="132.27mm" svg:x="253.04mm" svg:y="513.18mm">
            <draw:object draw:notify-on-update-of-ranges="all.A11:all.A25 all.B1:all.B1 all.B11:all.B25 all.C1:all.C1 all.C11:all.C25 all.D1:all.D1 all.D11:all.D25 all.E1:all.E1 all.E11:all.E25 all.F1:all.F1 all.F11:all.F25 all.G1:all.G1 all.G11:all.G25 all.H1:all.H1 all.H11:all.H25 all.I1:all.I1 all.I11:all.I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29.41mm" svg:height="118.46mm" svg:x="92.79mm" svg:y="506.8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Mosaic</text:p>
          </table:table-cell>
          <table:table-cell table:style-name="ce20" office:value-type="string" calcext:value-type="string">
            <text:p>Netscape Navigator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source</text:p>
          </table:table-cell>
          <table:table-cell table:style-name="ce20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table:table-column table:style-name="co1" table:default-cell-style-name="ce2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23"/>
          <table:table-cell table:style-name="ce23" office:value-type="string" calcext:value-type="string">
            <text:p>Internet Explorer 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Autres</text:p>
          </table:table-cell>
          <table:table-cell table:style-name="ce23" office:value-type="string" calcext:value-type="string">
            <text:p>Sources</text:p>
          </table:table-cell>
          <table:table-cell table:style-name="ce24" table:number-columns-repeated="58"/>
        </table:table-row>
        <table:table-row table:style-name="ro1">
          <table:table-cell table:style-name="ce23" office:value-type="string" calcext:value-type="string">
            <text:p>2006 Q1 </text:p>
          </table:table-cell>
          <table:table-cell table:style-name="ce25" office:value-type="float" office:value="0.9001" calcext:value-type="float">
            <text:p>0,9001</text:p>
          </table:table-cell>
          <table:table-cell table:style-name="ce25" office:value-type="float" office:value="0.0682" calcext:value-type="float">
            <text:p>0,0682</text:p>
          </table:table-cell>
          <table:table-cell table:style-name="ce25" office:value-type="float" office:value="0.014" calcext:value-type="float">
            <text:p>0,014</text:p>
          </table:table-cell>
          <table:table-cell table:style-name="ce25" table:formula="of:=1-SUM([.B2:.D2])" office:value-type="float" office:value="0.0177000000000001" calcext:value-type="float">
            <text:p>0,0177</text:p>
          </table:table-cell>
          <table:table-cell table:style-name="ce26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22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2006 Q2 </text:p>
          </table:table-cell>
          <table:table-cell table:style-name="ce25" office:value-type="float" office:value="0.8632" calcext:value-type="float">
            <text:p>0,8632</text:p>
          </table:table-cell>
          <table:table-cell table:style-name="ce25" office:value-type="float" office:value="0.0908" calcext:value-type="float">
            <text:p>0,0908</text:p>
          </table:table-cell>
          <table:table-cell table:style-name="ce25" office:value-type="float" office:value="0.0189" calcext:value-type="float">
            <text:p>0,0189</text:p>
          </table:table-cell>
          <table:table-cell table:style-name="ce25" table:formula="of:=1-SUM([.B3:.D3])" office:value-type="float" office:value="0.0271" calcext:value-type="float">
            <text:p>0,0271</text:p>
          </table:table-cell>
          <table:table-cell table:style-name="ce26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3 </text:p>
          </table:table-cell>
          <table:table-cell table:style-name="ce25" office:value-type="float" office:value="0.8448" calcext:value-type="float">
            <text:p>0,8448</text:p>
          </table:table-cell>
          <table:table-cell table:style-name="ce25" office:value-type="float" office:value="0.1062" calcext:value-type="float">
            <text:p>0,1062</text:p>
          </table:table-cell>
          <table:table-cell table:style-name="ce25" office:value-type="float" office:value="0.0227" calcext:value-type="float">
            <text:p>0,0227</text:p>
          </table:table-cell>
          <table:table-cell table:style-name="ce25" table:formula="of:=1-SUM([.B4:.D4])" office:value-type="float" office:value="0.0263" calcext:value-type="float">
            <text:p>0,0263</text:p>
          </table:table-cell>
          <table:table-cell table:style-name="ce26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4 </text:p>
          </table:table-cell>
          <table:table-cell table:style-name="ce25" office:value-type="float" office:value="0.8411" calcext:value-type="float">
            <text:p>0,8411</text:p>
          </table:table-cell>
          <table:table-cell table:style-name="ce25" office:value-type="float" office:value="0.1118" calcext:value-type="float">
            <text:p>0,1118</text:p>
          </table:table-cell>
          <table:table-cell table:style-name="ce25" office:value-type="float" office:value="0.028" calcext:value-type="float">
            <text:p>0,028</text:p>
          </table:table-cell>
          <table:table-cell table:style-name="ce25" table:formula="of:=1-SUM([.B5:.D5])" office:value-type="float" office:value="0.0191" calcext:value-type="float">
            <text:p>0,0191</text:p>
          </table:table-cell>
          <table:table-cell table:style-name="ce26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1 </text:p>
          </table:table-cell>
          <table:table-cell table:style-name="ce25" office:value-type="float" office:value="0.8369" calcext:value-type="float">
            <text:p>0,8369</text:p>
          </table:table-cell>
          <table:table-cell table:style-name="ce25" office:value-type="float" office:value="0.1163" calcext:value-type="float">
            <text:p>0,1163</text:p>
          </table:table-cell>
          <table:table-cell table:style-name="ce25" office:value-type="float" office:value="0.0292" calcext:value-type="float">
            <text:p>0,0292</text:p>
          </table:table-cell>
          <table:table-cell table:style-name="ce25" table:formula="of:=1-SUM([.B6:.D6])" office:value-type="float" office:value="0.0176000000000001" calcext:value-type="float">
            <text:p>0,0176</text:p>
          </table:table-cell>
          <table:table-cell table:style-name="ce26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2 </text:p>
          </table:table-cell>
          <table:table-cell table:style-name="ce25" office:value-type="float" office:value="0.8297" calcext:value-type="float">
            <text:p>0,8297</text:p>
          </table:table-cell>
          <table:table-cell table:style-name="ce25" office:value-type="float" office:value="0.1247" calcext:value-type="float">
            <text:p>0,1247</text:p>
          </table:table-cell>
          <table:table-cell table:style-name="ce25" office:value-type="float" office:value="0.0287" calcext:value-type="float">
            <text:p>0,0287</text:p>
          </table:table-cell>
          <table:table-cell table:style-name="ce25" table:formula="of:=1-SUM([.B7:.D7])" office:value-type="float" office:value="0.0169" calcext:value-type="float">
            <text:p>0,0169</text:p>
          </table:table-cell>
          <table:table-cell table:style-name="ce26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3 </text:p>
          </table:table-cell>
          <table:table-cell table:style-name="ce25" office:value-type="float" office:value="0.8163" calcext:value-type="float">
            <text:p>0,8163</text:p>
          </table:table-cell>
          <table:table-cell table:style-name="ce25" office:value-type="float" office:value="0.1355" calcext:value-type="float">
            <text:p>0,135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table:formula="of:=1-SUM([.B8:.D8])" office:value-type="float" office:value="0.0182" calcext:value-type="float">
            <text:p>0,0182</text:p>
          </table:table-cell>
          <table:table-cell table:style-name="ce26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4 </text:p>
          </table:table-cell>
          <table:table-cell table:style-name="ce25" office:value-type="float" office:value="0.8114" calcext:value-type="float">
            <text:p>0,8114</text:p>
          </table:table-cell>
          <table:table-cell table:style-name="ce25" office:value-type="float" office:value="0.1387" calcext:value-type="float">
            <text:p>0,1387</text:p>
          </table:table-cell>
          <table:table-cell table:style-name="ce25" office:value-type="float" office:value="0.0321" calcext:value-type="float">
            <text:p>0,0321</text:p>
          </table:table-cell>
          <table:table-cell table:style-name="ce25" table:formula="of:=1-SUM([.B9:.D9])" office:value-type="float" office:value="0.0178" calcext:value-type="float">
            <text:p>0,0178</text:p>
          </table:table-cell>
          <table:table-cell table:style-name="ce26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1 </text:p>
          </table:table-cell>
          <table:table-cell table:style-name="ce25" office:value-type="float" office:value="0.788" calcext:value-type="float">
            <text:p>0,788</text:p>
          </table:table-cell>
          <table:table-cell table:style-name="ce25" office:value-type="float" office:value="0.1593" calcext:value-type="float">
            <text:p>0,1593</text:p>
          </table:table-cell>
          <table:table-cell table:style-name="ce25" office:value-type="float" office:value="0.0332" calcext:value-type="float">
            <text:p>0,0332</text:p>
          </table:table-cell>
          <table:table-cell table:style-name="ce25" table:formula="of:=1-SUM([.B10:.D10])" office:value-type="float" office:value="0.0195" calcext:value-type="float">
            <text:p>0,0195</text:p>
          </table:table-cell>
          <table:table-cell table:style-name="ce26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2 </text:p>
          </table:table-cell>
          <table:table-cell table:style-name="ce25" office:value-type="float" office:value="0.783" calcext:value-type="float">
            <text:p>0,783</text:p>
          </table:table-cell>
          <table:table-cell table:style-name="ce25" office:value-type="float" office:value="0.1642" calcext:value-type="float">
            <text:p>0,1642</text:p>
          </table:table-cell>
          <table:table-cell table:style-name="ce25" office:value-type="float" office:value="0.0341" calcext:value-type="float">
            <text:p>0,0341</text:p>
          </table:table-cell>
          <table:table-cell table:style-name="ce25" table:formula="of:=1-SUM([.B11:.D11])" office:value-type="float" office:value="0.0186999999999999" calcext:value-type="float">
            <text:p>0,0187</text:p>
          </table:table-cell>
          <table:table-cell table:style-name="ce26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3 </text:p>
          </table:table-cell>
          <table:table-cell table:style-name="ce25" office:value-type="float" office:value="0.7633" calcext:value-type="float">
            <text:p>0,7633</text:p>
          </table:table-cell>
          <table:table-cell table:style-name="ce25" office:value-type="float" office:value="0.1804" calcext:value-type="float">
            <text:p>0,1804</text:p>
          </table:table-cell>
          <table:table-cell table:style-name="ce25" office:value-type="float" office:value="0.0376" calcext:value-type="float">
            <text:p>0,0376</text:p>
          </table:table-cell>
          <table:table-cell table:style-name="ce25" table:formula="of:=1-SUM([.B12:.D12])" office:value-type="float" office:value="0.0187000000000001" calcext:value-type="float">
            <text:p>0,0187</text:p>
          </table:table-cell>
          <table:table-cell table:style-name="ce26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4 </text:p>
          </table:table-cell>
          <table:table-cell table:style-name="ce25" office:value-type="float" office:value="0.7424" calcext:value-type="float">
            <text:p>0,7424</text:p>
          </table:table-cell>
          <table:table-cell table:style-name="ce25" office:value-type="float" office:value="0.1873" calcext:value-type="float">
            <text:p>0,1873</text:p>
          </table:table-cell>
          <table:table-cell table:style-name="ce25" office:value-type="float" office:value="0.0452" calcext:value-type="float">
            <text:p>0,0452</text:p>
          </table:table-cell>
          <table:table-cell table:style-name="ce25" table:formula="of:=1-SUM([.B13:.D13])" office:value-type="float" office:value="0.0251000000000001" calcext:value-type="float">
            <text:p>0,0251</text:p>
          </table:table-cell>
          <table:table-cell table:style-name="ce26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1 </text:p>
          </table:table-cell>
          <table:table-cell table:style-name="ce25" office:value-type="float" office:value="0.7125" calcext:value-type="float">
            <text:p>0,7125</text:p>
          </table:table-cell>
          <table:table-cell table:style-name="ce25" office:value-type="float" office:value="0.2009" calcext:value-type="float">
            <text:p>0,2009</text:p>
          </table:table-cell>
          <table:table-cell table:style-name="ce25" office:value-type="float" office:value="0.0547" calcext:value-type="float">
            <text:p>0,0547</text:p>
          </table:table-cell>
          <table:table-cell table:style-name="ce25" table:formula="of:=1-SUM([.B14:.D14])" office:value-type="float" office:value="0.0319" calcext:value-type="float">
            <text:p>0,0319</text:p>
          </table:table-cell>
          <table:table-cell table:style-name="ce26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2 </text:p>
          </table:table-cell>
          <table:table-cell table:style-name="ce25" office:value-type="float" office:value="0.7031" calcext:value-type="float">
            <text:p>0,7031</text:p>
          </table:table-cell>
          <table:table-cell table:style-name="ce25" office:value-type="float" office:value="0.2018" calcext:value-type="float">
            <text:p>0,2018</text:p>
          </table:table-cell>
          <table:table-cell table:style-name="ce25" office:value-type="float" office:value="0.0644" calcext:value-type="float">
            <text:p>0,0644</text:p>
          </table:table-cell>
          <table:table-cell table:style-name="ce25" table:formula="of:=1-SUM([.B15:.D15])" office:value-type="float" office:value="0.0307000000000001" calcext:value-type="float">
            <text:p>0,0307</text:p>
          </table:table-cell>
          <table:table-cell table:style-name="ce26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3 </text:p>
          </table:table-cell>
          <table:table-cell table:style-name="ce25" office:value-type="float" office:value="0.6907" calcext:value-type="float">
            <text:p>0,6907</text:p>
          </table:table-cell>
          <table:table-cell table:style-name="ce25" office:value-type="float" office:value="0.2065" calcext:value-type="float">
            <text:p>0,2065</text:p>
          </table:table-cell>
          <table:table-cell table:style-name="ce25" office:value-type="float" office:value="0.081" calcext:value-type="float">
            <text:p>0,081</text:p>
          </table:table-cell>
          <table:table-cell table:style-name="ce25" table:formula="of:=1-SUM([.B16:.D16])" office:value-type="float" office:value="0.0218" calcext:value-type="float">
            <text:p>0,0218</text:p>
          </table:table-cell>
          <table:table-cell table:style-name="ce26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4 </text:p>
          </table:table-cell>
          <table:table-cell table:style-name="ce25" office:value-type="float" office:value="0.6642" calcext:value-type="float">
            <text:p>0,6642</text:p>
          </table:table-cell>
          <table:table-cell table:style-name="ce25" office:value-type="float" office:value="0.2118" calcext:value-type="float">
            <text:p>0,2118</text:p>
          </table:table-cell>
          <table:table-cell table:style-name="ce25" office:value-type="float" office:value="0.1005" calcext:value-type="float">
            <text:p>0,1005</text:p>
          </table:table-cell>
          <table:table-cell table:style-name="ce25" table:formula="of:=1-SUM([.B17:.D17])" office:value-type="float" office:value="0.0235" calcext:value-type="float">
            <text:p>0,0235</text:p>
          </table:table-cell>
          <table:table-cell table:style-name="ce26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table:table-column table:style-name="co8" table:default-cell-style-name="ce13"/>
        <table:table-column table:style-name="co8" table:number-columns-repeated="63" table:default-cell-style-name="ce29"/>
        <table:table-row table:style-name="ro4">
          <table:table-cell office:value-type="string" calcext:value-type="string">
            <text:p>Date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Safari</text:p>
          </table:table-cell>
          <table:table-cell table:style-name="ce13" office:value-type="string" calcext:value-type="string">
            <text:p>Opera</text:p>
          </table:table-cell>
          <table:table-cell table:style-name="ce13" office:value-type="string" calcext:value-type="string">
            <text:p>Android</text:p>
          </table:table-cell>
          <table:table-cell table:style-name="ce13" office:value-type="string" calcext:value-type="string">
            <text:p>UC Browser</text:p>
          </table:table-cell>
          <table:table-cell table:style-name="ce13" office:value-type="string" calcext:value-type="string">
            <text:p>Samsung Internet</text:p>
          </table:table-cell>
          <table:table-cell table:style-name="ce13" office:value-type="string" calcext:value-type="string">
            <text:p>Nokia</text:p>
          </table:table-cell>
          <table:table-cell table:style-name="ce13" office:value-type="string" calcext:value-type="string">
            <text:p>Edge Legacy</text:p>
          </table:table-cell>
          <table:table-cell table:style-name="ce13" office:value-type="string" calcext:value-type="string">
            <text:p>BlackBerry</text:p>
          </table:table-cell>
          <table:table-cell table:style-name="ce13" office:value-type="string" calcext:value-type="string">
            <text:p>IEMobile</text:p>
          </table:table-cell>
          <table:table-cell table:style-name="ce13" office:value-type="string" calcext:value-type="string">
            <text:p>NetFront</text:p>
          </table:table-cell>
          <table:table-cell table:style-name="ce13" office:value-type="string" calcext:value-type="string">
            <text:p>Yandex Browser</text:p>
          </table:table-cell>
          <table:table-cell table:style-name="ce13" office:value-type="string" calcext:value-type="string">
            <text:p>360 Safe Browser</text:p>
          </table:table-cell>
          <table:table-cell table:style-name="ce13" office:value-type="string" calcext:value-type="string">
            <text:p>Maxthon</text:p>
          </table:table-cell>
          <table:table-cell table:style-name="ce13" office:value-type="string" calcext:value-type="string">
            <text:p>QQ Browser</text:p>
          </table:table-cell>
          <table:table-cell table:style-name="ce13" office:value-type="string" calcext:value-type="string">
            <text:p>Sogou Explorer</text:p>
          </table:table-cell>
          <table:table-cell table:style-name="ce13" office:value-type="string" calcext:value-type="string">
            <text:p>Sony PS3</text:p>
          </table:table-cell>
          <table:table-cell table:style-name="ce13" office:value-type="string" calcext:value-type="string">
            <text:p>Chromium</text:p>
          </table:table-cell>
          <table:table-cell table:style-name="ce13" office:value-type="string" calcext:value-type="string">
            <text:p>Silk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Coc Coc</text:p>
          </table:table-cell>
          <table:table-cell table:style-name="ce13" office:value-type="string" calcext:value-type="string">
            <text:p>Mozilla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Puffin</text:p>
          </table:table-cell>
          <table:table-cell table:style-name="ce13" office:value-type="string" calcext:value-type="string">
            <text:p>Dolfin</text:p>
          </table:table-cell>
          <table:table-cell table:style-name="ce13" office:value-type="string" calcext:value-type="string">
            <text:p>KaiOS</text:p>
          </table:table-cell>
          <table:table-cell table:style-name="ce13" office:value-type="string" calcext:value-type="string">
            <text:p>Sony PS4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AOL</text:p>
          </table:table-cell>
          <table:table-cell table:style-name="ce13" office:value-type="string" calcext:value-type="string">
            <text:p>SeaMonkey</text:p>
          </table:table-cell>
          <table:table-cell table:style-name="ce13" office:value-type="string" calcext:value-type="string">
            <text:p>Openwave</text:p>
          </table:table-cell>
          <table:table-cell table:style-name="ce13" office:value-type="string" calcext:value-type="string">
            <text:p>Phantom</text:p>
          </table:table-cell>
          <table:table-cell table:style-name="ce13" office:value-type="string" calcext:value-type="string">
            <text:p>SonyEricsson</text:p>
          </table:table-cell>
          <table:table-cell table:style-name="ce13" office:value-type="string" calcext:value-type="string">
            <text:p>Obigo</text:p>
          </table:table-cell>
          <table:table-cell table:style-name="ce13" office:value-type="string" calcext:value-type="string">
            <text:p>Jasmine</text:p>
          </table:table-cell>
          <table:table-cell table:style-name="ce13" office:value-type="string" calcext:value-type="string">
            <text:p>Pale Moon</text:p>
          </table:table-cell>
          <table:table-cell table:style-name="ce13" office:value-type="string" calcext:value-type="string">
            <text:p>RockMelt</text:p>
          </table:table-cell>
          <table:table-cell table:style-name="ce13" office:value-type="string" calcext:value-type="string">
            <text:p>Other</text:p>
          </table:table-cell>
          <table:table-cell table:style-name="ce13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28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3"/>
          <table:table-cell table:style-name="ce13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table:table-column table:style-name="co9" table:default-cell-style-name="ce31"/>
        <table:table-column table:style-name="co10" table:number-columns-repeated="16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4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1" table:default-cell-style-name="ce33"/>
        <table:table-column table:style-name="co30" table:default-cell-style-name="ce33"/>
        <table:table-column table:style-name="co1" table:number-columns-repeated="980" table:default-cell-style-name="ce33"/>
        <table:table-column table:style-name="co1" table:number-columns-repeated="2" table:default-cell-style-name="Default"/>
        <table:table-row table:style-name="ro5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Internet Explorer</text:p>
          </table:table-cell>
          <table:table-cell table:style-name="ce32" office:value-type="string" calcext:value-type="string">
            <text:p>Gecko (Firefox, Mozilla, SeaMonkey, Pale Moon)</text:p>
          </table:table-cell>
          <table:table-cell table:style-name="ce32" office:value-type="string" calcext:value-type="string">
            <text:p>Chrome &amp; Chromium (Desktop &amp; Mobile)</text:p>
          </table:table-cell>
          <table:table-cell table:style-name="ce32" office:value-type="string" calcext:value-type="string">
            <text:p>Autres Android (Android Browser, UC Browser, Samsung Internet)</text:p>
          </table:table-cell>
          <table:table-cell table:style-name="ce32" office:value-type="string" calcext:value-type="string">
            <text:p>Safari (Mac OS &amp; iOS)</text:p>
          </table:table-cell>
          <table:table-cell table:style-name="ce32" office:value-type="string" calcext:value-type="string">
            <text:p>Divers mobile</text:p>
          </table:table-cell>
          <table:table-cell table:style-name="ce32" office:value-type="string" calcext:value-type="string">
            <text:p>Autres</text:p>
          </table:table-cell>
          <table:table-cell table:style-name="ce32" table:number-columns-repeated="1014"/>
          <table:table-cell table:style-name="ce34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10"/>
        <table:table-column table:style-name="co10" table:default-cell-style-name="ce10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zaic</text:p>
          </table:table-cell>
          <table:table-cell table:style-name="ce20" office:value-type="string" calcext:value-type="string">
            <text:p>Netcape Classic</text:p>
          </table:table-cell>
          <table:table-cell table:style-name="ce20" office:value-type="string" calcext:value-type="string">
            <text:p>Gecko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Chrome</text:p>
          </table:table-cell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table:number-columns-repeated="1014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$'06-09'.$C6]*100" office:value-type="float" office:value="11.63" calcext:value-type="float">
            <text:p>11,63</text:p>
          </table:table-cell>
          <table:table-cell table:style-name="ce25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[$'06-09'.$C10]*100" office:value-type="float" office:value="15.93" calcext:value-type="float">
            <text:p>15,93</text:p>
          </table:table-cell>
          <table:table-cell table:style-name="ce25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4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4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4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4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4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38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8"/>
          <table:table-cell table:number-columns-repeated="11"/>
        </table:table-row>
      </table:table>
      <table:table table:name="Android-data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1.82" calcext:value-type="float">
            <text:p>1,82</text:p>
          </table:table-cell>
          <table:table-cell office:value-type="float" office:value="0.45" calcext:value-type="float">
            <text:p>0,45</text:p>
          </table:table-cell>
          <table:table-cell office:value-type="float" office:value="1.18" calcext:value-type="float">
            <text:p>1,18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office:value-type="float" office:value="0.02" calcext:value-type="float">
            <text:p>0,02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1.61" calcext:value-type="float">
            <text:p>1,61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office:value-type="float" office:value="1.15" calcext:value-type="float">
            <text:p>1,1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office:value-type="float" office:value="4.69" calcext:value-type="float">
            <text:p>4,69</text:p>
          </table:table-cell>
          <table:table-cell office:value-type="float" office:value="1.7" calcext:value-type="float">
            <text:p>1,7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office:value-type="float" office:value="0.07" calcext:value-type="float">
            <text:p>0,07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office:value-type="float" office:value="1.68" calcext:value-type="float">
            <text:p>1,68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https://netmarketshare.com</text:p>
          </table:table-cell>
          <table:table-cell table:number-columns-repeated="17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style-name="ce22" table:number-columns-spanned="7" table:number-rows-spanned="1"/>
          <table:covered-table-cell table:number-columns-repeated="6"/>
          <table:table-cell table:number-columns-repeated="13"/>
        </table:table-row>
      </table:table>
      <table:table table:name="Android-smooth" table:style-name="ta1">
        <office:forms form:automatic-focus="false" form:apply-design-mode="false"/>
        <table:shapes>
          <draw:frame draw:z-index="0" draw:style-name="gr1" draw:text-style-name="P1" svg:width="159.93mm" svg:height="57.37mm" svg:x="54.22mm" svg:y="114.49mm">
            <draw:object draw:notify-on-update-of-ranges="'Android-smooth'.B1:'Android-smooth'.T1 'Android-smooth'.A2:'Android-smooth'.A2 'Android-smooth'.B2:'Android-smooth'.T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61.08mm" svg:height="58.5mm" svg:x="53.3mm" svg:y="165.2mm">
            <draw:object draw:notify-on-update-of-ranges="'Android-smooth'.B1:'Android-smooth'.T1 'Android-smooth'.A3:'Android-smooth'.A3 'Android-smooth'.B3:'Android-smooth'.T3 'Android-smooth'.A5:'Android-smooth'.A5 'Android-smooth'.B5:'Android-smooth'.T5 'Android-smooth'.A8:'Android-smooth'.A8 'Android-smooth'.B8:'Android-smooth'.T8 'Android-smooth'.A12:'Android-smooth'.A12 'Android-smooth'.B12:'Android-smooth'.T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1.29mm" svg:height="58.41mm" svg:x="53.3mm" svg:y="219.24mm">
            <draw:object draw:notify-on-update-of-ranges="'Android-smooth'.B1:'Android-smooth'.T1 'Android-smooth'.A4:'Android-smooth'.A4 'Android-smooth'.B4:'Android-smooth'.T4 'Android-smooth'.A6:'Android-smooth'.A6 'Android-smooth'.B6:'Android-smooth'.T6 'Android-smooth'.A7:'Android-smooth'.A7 'Android-smooth'.B7:'Android-smooth'.T7 'Android-smooth'.A9:'Android-smooth'.A9 'Android-smooth'.B9:'Android-smooth'.T9 'Android-smooth'.A10:'Android-smooth'.A10 'Android-smooth'.B10:'Android-smooth'.T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table:style-name="ce44" table:formula="of:=AVERAGE([.B4];[.D4])"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style-name="ce44" table:formula="of:=AVERAGE([.I4];[.K4])"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K4];[.M4])" office:value-type="float" office:value="0.535" calcext:value-type="float">
            <text:p>0,53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formula="of:=AVERAGE([.S4];2.48)"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style-name="ce44" table:formula="of:=AVERAGE([.K5];[.M5])" office:value-type="float" office:value="2.815" calcext:value-type="float">
            <text:p>2,815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table:style-name="ce44" table:formula="of:=AVERAGE([.B6];[.D6])" office:value-type="float" office:value="1.345" calcext:value-type="float">
            <text:p>1,345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table:style-name="ce44" table:formula="of:=AVERAGE([.E6];[.G6])" office:value-type="float" office:value="1.175" calcext:value-type="float">
            <text:p>1,175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table:style-name="ce44" table:formula="of:=AVERAGE([.K6];[.M6])" office:value-type="float" office:value="1.855" calcext:value-type="float">
            <text:p>1,855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table:style-name="ce44" table:formula="of:=AVERAGE([.N6];[.P6])" office:value-type="float" office:value="2.38" calcext:value-type="float">
            <text:p>2,38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table:style-name="ce44" table:formula="of:=AVERAGE([.R6];[.T6])" office:value-type="float" office:value="1.475" calcext:value-type="float">
            <text:p>1,4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table:style-name="ce44" table:formula="of:=AVERAGE([.D7];[.F7])" office:value-type="float" office:value="0.255" calcext:value-type="float">
            <text:p>0,25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table:style-name="ce44" table:formula="of:=AVERAGE([.J7];1.7)" office:value-type="float" office:value="1.64" calcext:value-type="float">
            <text:p>1,64</text:p>
          </table:table-cell>
          <table:table-cell table:style-name="ce44" table:formula="of:=AVERAGE([.K7];[.M7])" office:value-type="float" office:value="1.845" calcext:value-type="float">
            <text:p>1,845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table:style-name="ce44" table:formula="of:=AVERAGE([.N7];0.87)" office:value-type="float" office:value="1.27" calcext:value-type="float">
            <text:p>1,27</text:p>
          </table:table-cell>
          <table:table-cell table:style-name="ce44" table:formula="of:=AVERAGE([.O7];[.Q7])"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table:style-name="ce44" table:formula="of:=AVERAGE([.B8];[.D8])" office:value-type="float" office:value="5.815" calcext:value-type="float">
            <text:p>5,815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table:style-name="ce44" table:formula="of:=AVERAGE([.B12];[.D12])" office:value-type="float" office:value="5.105" calcext:value-type="float">
            <text:p>5,105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table:style-name="ce44" table:formula="of:=AVERAGE([.F12];[.H12])" office:value-type="float" office:value="3.855" calcext:value-type="float">
            <text:p>3,855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table:style-name="ce44" table:formula="of:=AVERAGE([.I12];[.K12])" office:value-type="float" office:value="1.89" calcext:value-type="float">
            <text:p>1,89</text:p>
          </table:table-cell>
          <table:table-cell office:value-type="float" office:value="1.81" calcext:value-type="float">
            <text:p>1,81</text:p>
          </table:table-cell>
          <table:table-cell table:style-name="ce44" table:formula="of:=AVERAGE([.K12];[.M12])" office:value-type="float" office:value="1.525" calcext:value-type="float">
            <text:p>1,525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  <table:database-range table:name="__Anonymous_Sheet_DB__7" table:target-range-address="'Android-data'.A1:'Android-data'.B5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Android-smooth'.A2:'Android-smooth'.T24" table:contains-header="false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1:41:28.441115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7T02:50:45.443963242</dc:date>
    <dc:creator>Noël Macé</dc:creator>
    <meta:editing-duration>PT20H14M51S</meta:editing-duration>
    <meta:editing-cycles>14</meta:editing-cycles>
    <meta:generator>LibreOffice/7.0.3.1$Linux_X86_64 LibreOffice_project/00$Build-1</meta:generator>
    <meta:document-statistic meta:table-count="9" meta:cell-count="8932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A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T2" style:family="text"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396cm" svg:height="12.034cm" xlink:href=".." xlink:type="simple" chart:class="chart:area" chart:style-name="ch1">
        <chart:plot-area chart:style-name="ch2" table:cell-range-address="all.A18:all.I25 all.B1:all.I1" chart:data-source-has-labels="both" svg:x="0.487cm" svg:y="0.24cm" svg:width="23.422cm" svg:height="11.554cm">
          <chart:coordinate-region svg:x="1.532cm" svg:y="0.439cm" svg:width="21.82cm" svg:height="10.708cm"/>
          <chart:axis chart:dimension="x" chart:name="primary-x" chart:style-name="ch3" chartooo:axis-type="auto">
            <chartooo:date-scale/>
            <chart:categories table:cell-range-address="all.A18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8:all.B25" chart:label-cell-address="all.B1:all.B1" chart:class="chart:area">
            <chart:data-point chart:repeated="8"/>
          </chart:series>
          <chart:series chart:style-name="ch7" chart:values-cell-range-address="all.C18:all.C25" chart:label-cell-address="all.C1:all.C1" chart:class="chart:area">
            <chart:data-point chart:repeated="8"/>
          </chart:series>
          <chart:series chart:style-name="ch8" chart:values-cell-range-address="all.D18:all.D25" chart:label-cell-address="all.D1:all.D1" chart:class="chart:area">
            <chart:data-point chart:repeated="8"/>
          </chart:series>
          <chart:series chart:style-name="ch9" chart:values-cell-range-address="all.E18:all.E25" chart:label-cell-address="all.E1:all.E1" chart:class="chart:area">
            <chart:data-point chart:repeated="8"/>
          </chart:series>
          <chart:series chart:style-name="ch10" chart:values-cell-range-address="all.F18:all.F25" chart:label-cell-address="all.F1:all.F1" chart:class="chart:area">
            <chart:data-point chart:repeated="8"/>
          </chart:series>
          <chart:series chart:style-name="ch11" chart:values-cell-range-address="all.G18:all.G25" chart:label-cell-address="all.G1:all.G1" chart:class="chart:area">
            <chart:data-point chart:repeated="8"/>
          </chart:series>
          <chart:series chart:style-name="ch12" chart:values-cell-range-address="all.H18:all.H25" chart:label-cell-address="all.H1:all.H1" chart:class="chart:area">
            <chart:data-point chart:repeated="8"/>
          </chart:series>
          <chart:series chart:style-name="ch13" chart:values-cell-range-address="all.I18:all.I25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1" svg:width="2.584cm" svg:height="1.271cm" svg:x="3.19cm" svg:y="5.123cm">
          <draw:text-box>
            <text:p><text:span text:style-name="T1">Internet Explorer</text:span></text:p>
          </draw:text-box>
        </draw:frame>
        <draw:frame draw:style-name="gr1" draw:text-style-name="P1" svg:width="2.502cm" svg:height="1.271cm" svg:x="2.776cm" svg:y="9.147cm">
          <draw:text-box>
            <text:p><text:span text:style-name="T1">Mozilla / Firefox</text:span></text:p>
          </draw:text-box>
        </draw:frame>
        <draw:frame draw:style-name="gr2" draw:text-style-name="P2" svg:width="2.584cm" svg:height="0.698cm" svg:x="15.896cm" svg:y="5.899cm">
          <draw:text-box>
            <text:p><text:span text:style-name="T2">Chrome</text:span></text:p>
          </draw:text-box>
        </draw:frame>
        <draw:frame draw:style-name="gr2" draw:text-style-name="P1" svg:width="2.584cm" svg:height="0.698cm" svg:x="18.482cm" svg:y="3.139cm">
          <draw:text-box>
            <text:p><text:span text:style-name="T1">Android</text:span></text:p>
          </draw:text-box>
        </draw:frame>
        <draw:frame draw:style-name="gr2" draw:text-style-name="P2" svg:width="2.584cm" svg:height="0.698cm" svg:x="16.117cm" svg:y="1.701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6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T2" style:family="text"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397cm" svg:height="13.228cm" xlink:href=".." xlink:type="simple" chart:class="chart:area" chart:style-name="ch1">
        <chart:plot-area chart:style-name="ch2" table:cell-range-address="all.A11:all.I25 all.B1:all.I1" chart:data-source-has-labels="both" svg:x="0.487cm" svg:y="0.264cm" svg:width="23.423cm" svg:height="12.7cm">
          <chart:coordinate-region svg:x="1.532cm" svg:y="0.463cm" svg:width="21.821cm" svg:height="11.854cm"/>
          <chart:axis chart:dimension="x" chart:name="primary-x" chart:style-name="ch3" chartooo:axis-type="auto">
            <chartooo:date-scale/>
            <chart:categories table:cell-range-address="all.A11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1:all.B25" chart:label-cell-address="all.B1:all.B1" chart:class="chart:area">
            <chart:data-point chart:repeated="15"/>
          </chart:series>
          <chart:series chart:style-name="ch7" chart:values-cell-range-address="all.C11:all.C25" chart:label-cell-address="all.C1:all.C1" chart:class="chart:area">
            <chart:data-point chart:repeated="15"/>
          </chart:series>
          <chart:series chart:style-name="ch8" chart:values-cell-range-address="all.D11:all.D25" chart:label-cell-address="all.D1:all.D1" chart:class="chart:area">
            <chart:data-point chart:repeated="15"/>
          </chart:series>
          <chart:series chart:style-name="ch9" chart:values-cell-range-address="all.E11:all.E25" chart:label-cell-address="all.E1:all.E1" chart:class="chart:area">
            <chart:data-point chart:repeated="15"/>
          </chart:series>
          <chart:series chart:style-name="ch10" chart:values-cell-range-address="all.F11:all.F25" chart:label-cell-address="all.F1:all.F1" chart:class="chart:area">
            <chart:data-point chart:repeated="15"/>
          </chart:series>
          <chart:series chart:style-name="ch11" chart:values-cell-range-address="all.G11:all.G25" chart:label-cell-address="all.G1:all.G1" chart:class="chart:area">
            <chart:data-point chart:repeated="15"/>
          </chart:series>
          <chart:series chart:style-name="ch12" chart:values-cell-range-address="all.H11:all.H25" chart:label-cell-address="all.H1:all.H1" chart:class="chart:area">
            <chart:data-point chart:repeated="15"/>
          </chart:series>
          <chart:series chart:style-name="ch13" chart:values-cell-range-address="all.I11:all.I25" chart:label-cell-address="all.I1:all.I1" chart:class="chart:area">
            <chart:data-point chart:repeated="15"/>
          </chart:series>
          <chart:wall chart:style-name="ch14"/>
          <chart:floor chart:style-name="ch15"/>
        </chart:plot-area>
        <draw:frame draw:style-name="gr1" draw:text-style-name="P1" svg:width="2.585cm" svg:height="1.271cm" svg:x="5.611cm" svg:y="4.56cm">
          <draw:text-box>
            <text:p><text:span text:style-name="T1">Internet Explorer</text:span></text:p>
          </draw:text-box>
        </draw:frame>
        <draw:frame draw:style-name="gr1" draw:text-style-name="P1" svg:width="2.503cm" svg:height="1.271cm" svg:x="11.662cm" svg:y="9.119cm">
          <draw:text-box>
            <text:p><text:span text:style-name="T1">Mozilla / Firefox</text:span></text:p>
          </draw:text-box>
        </draw:frame>
        <draw:frame draw:style-name="gr2" draw:text-style-name="P2" svg:width="2.585cm" svg:height="0.768cm" svg:x="18.456cm" svg:y="4.931cm">
          <draw:text-box>
            <text:p><text:span text:style-name="T2">Chrome</text:span></text:p>
          </draw:text-box>
        </draw:frame>
        <draw:frame draw:style-name="gr2" draw:text-style-name="P1" svg:width="2.585cm" svg:height="0.768cm" svg:x="20.079cm" svg:y="2.995cm">
          <draw:text-box>
            <text:p><text:span text:style-name="T1">Android</text:span></text:p>
          </draw:text-box>
        </draw:frame>
        <draw:frame draw:style-name="gr2" draw:text-style-name="P2" svg:width="2.585cm" svg:height="0.768cm" svg:x="19.445cm" svg:y="1.723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25</svg:desc>
                </draw:g>
              </table:table-cell>
              <table:table-cell office:value-type="float" office:value="0">
                <text:p>0</text:p>
                <draw:g>
                  <svg:desc>all.B11:all.B25</svg:desc>
                </draw:g>
              </table:table-cell>
              <table:table-cell office:value-type="float" office:value="0.75">
                <text:p>0.75</text:p>
                <draw:g>
                  <svg:desc>all.C11:all.C25</svg:desc>
                </draw:g>
              </table:table-cell>
              <table:table-cell office:value-type="float" office:value="2">
                <text:p>2</text:p>
                <draw:g>
                  <svg:desc>all.D11:all.D25</svg:desc>
                </draw:g>
              </table:table-cell>
              <table:table-cell office:value-type="float" office:value="94.75">
                <text:p>94.75</text:p>
                <draw:g>
                  <svg:desc>all.E11:all.E25</svg:desc>
                </draw:g>
              </table:table-cell>
              <table:table-cell office:value-type="float" office:value="0">
                <text:p>0</text:p>
                <draw:g>
                  <svg:desc>all.F11:all.F25</svg:desc>
                </draw:g>
              </table:table-cell>
              <table:table-cell office:value-type="float" office:value="0">
                <text:p>0</text:p>
                <draw:g>
                  <svg:desc>all.G11:all.G25</svg:desc>
                </draw:g>
              </table:table-cell>
              <table:table-cell office:value-type="float" office:value="0">
                <text:p>0</text:p>
                <draw:g>
                  <svg:desc>all.H11:all.H25</svg:desc>
                </draw:g>
              </table:table-cell>
              <table:table-cell office:value-type="float" office:value="2.5">
                <text:p>2.5</text:p>
                <draw:g>
                  <svg:desc>all.I11:all.I25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center" chart:pie-offset="50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000000" draw:fill="none" draw:fill-color="#ffffff" draw:auto-grow-width="true" fo:min-height="1.113cm" fo:min-width="1.274cm" fo:padding-top="0.2cm" fo:padding-bottom="0.2cm" fo:padding-left="0.2cm" fo:padding-right="0.2cm"/>
      <style:paragraph-properties style:writing-mode="lr-tb"/>
    </style:style>
    <style:style style:name="gr2" style:family="graphic">
      <style:graphic-properties svg:stroke-color="#000000" draw:fill="none" draw:fill-color="#ffffff" draw:auto-grow-width="true" fo:min-height="1.113cm" fo:min-width="1.515cm" fo:padding-top="0.2cm" fo:padding-bottom="0.2cm" fo:padding-left="0.2cm" fo:padding-right="0.2cm"/>
      <style:paragraph-properties style:writing-mode="lr-tb"/>
    </style:style>
    <style:style style:name="gr3" style:family="graphic">
      <style:graphic-properties svg:stroke-color="#000000" draw:fill="none" draw:fill-color="#ffffff" draw:auto-grow-width="true" fo:min-height="1.502cm" fo:min-width="2.565cm" fo:padding-top="0.2cm" fo:padding-bottom="0.2cm" fo:padding-left="0.2cm" fo:padding-right="0.2cm"/>
      <style:paragraph-properties style:writing-mode="lr-tb"/>
    </style:style>
    <style:style style:name="gr4" style:family="graphic">
      <style:graphic-properties svg:stroke-color="#000000" draw:fill="none" draw:fill-color="#ffffff" draw:auto-grow-width="true" fo:min-height="0.724cm" fo:min-width="1.138cm" fo:padding-top="0.2cm" fo:padding-bottom="0.2cm" fo:padding-left="0.2cm" fo:padding-right="0.2cm"/>
      <style:paragraph-properties style:writing-mode="lr-tb"/>
    </style:style>
    <style:style style:name="gr5" style:family="graphic">
      <style:graphic-properties svg:stroke-color="#000000" draw:fill="none" draw:fill-color="#ffffff" draw:auto-grow-width="true" fo:min-height="1.669cm" fo:min-width="2.968cm" fo:padding-top="0.2cm" fo:padding-bottom="0.2cm" fo:padding-left="0.2cm" fo:padding-right="0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size="1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24pt" style:font-size-complex="24pt"/>
    </style:style>
    <style:style style:name="T1" style:family="text">
      <style:text-properties fo:font-weight="bold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14pt" fo:font-weight="bold" style:font-size-asian="24pt" style:font-size-complex="24pt"/>
    </style:style>
  </office:automatic-styles>
  <office:body>
    <office:chart>
      <chart:chart svg:width="12.942cm" svg:height="11.847cm" xlink:href="." xlink:type="simple" chart:class="chart:ring" chart:style-name="ch1">
        <chart:plot-area chart:style-name="ch2" chart:data-source-has-labels="both" svg:x="1.073cm" svg:y="3.473cm" svg:width="8.183cm" svg:height="8.184cm">
          <chart:coordinate-region svg:x="1.073cm" svg:y="3.474cm" svg:width="8.183cm" svg:height="8.18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caption draw:style-name="gr1" draw:text-style-name="P2" svg:width="1.674cm" svg:height="1.751cm" svg:x="9.969cm" svg:y="3.755cm" draw:caption-point-x="-2.068cm" draw:caption-point-y="1.705cm">
          <text:p text:style-name="P1">Webkit</text:p>
          <text:p text:style-name="P1">(Safari)</text:p>
          <text:p text:style-name="P1"><text:span text:style-name="T1">17%</text:span></text:p>
        </draw:caption>
        <draw:caption draw:style-name="gr2" draw:text-style-name="P2" svg:width="1.915cm" svg:height="1.751cm" svg:x="7.865cm" svg:y="0.732cm" draw:caption-point-x="-1.792cm" draw:caption-point-y="3.137cm">
          <text:p text:style-name="P1">Gecko</text:p>
          <text:p text:style-name="P1">(Firefox)</text:p>
          <text:p text:style-name="P1"><text:span text:style-name="T1">4%</text:span></text:p>
        </draw:caption>
        <draw:caption draw:style-name="gr3" draw:text-style-name="P2" svg:width="2.965cm" svg:height="2.201cm" svg:x="1.444cm" svg:y="0.184cm" draw:caption-point-x="3.942cm" draw:caption-point-y="3.289cm">
          <text:p text:style-name="P1">Trident (IE)</text:p>
          <text:p text:style-name="P1">&amp; EdgeHTML</text:p>
          <text:p text:style-name="P1">(Edge Spartan)</text:p>
          <text:p text:style-name="P1"><text:span text:style-name="T1">1.5%</text:span></text:p>
        </draw:caption>
        <draw:caption draw:style-name="gr4" draw:text-style-name="P2" svg:width="1.538cm" svg:height="1.301cm" svg:x="0.929cm" svg:y="3.064cm" draw:caption-point-x="4.127cm" draw:caption-point-y="1.229cm">
          <text:p text:style-name="P1">Autres</text:p>
          <text:p text:style-name="P1"><text:span text:style-name="T1">0,2%</text:span></text:p>
        </draw:caption>
        <draw:caption draw:style-name="gr5" draw:text-style-name="P4" svg:width="3.368cm" svg:height="2.069cm" svg:x="9.077cm" svg:y="8.51cm" draw:caption-point-x="-2.373cm" draw:caption-point-y="1.217cm">
          <text:p text:style-name="P3"><text:span text:style-name="T2">Blink</text:span></text:p>
          <text:p text:style-name="P3"><text:span text:style-name="T2">(Chr</text:span><text:span text:style-name="T2">ome, </text:span><text:span text:style-name="T2">etc.)</text:span></text:p>
          <text:p text:style-name="P3"><text:span text:style-name="T3">77%</text:span></text:p>
        </draw:caption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5.738cm" xlink:href=".." xlink:type="simple" chart:class="chart:line" chart:style-name="ch1">
        <chart:legend chart:legend-position="start" svg:x="0.21cm" svg:y="2.57cm" style:legend-expansion="high" chart:style-name="ch2"/>
        <chart:plot-area chart:style-name="ch3" table:cell-range-address="'Android-smooth'.B1:'Android-smooth'.T2 'Android-smooth'.A2:'Android-smooth'.A2" chart:data-source-has-labels="both" svg:x="2.854cm" svg:y="0.114cm" svg:width="12.821cm" svg:height="5.51cm">
          <chart:coordinate-region svg:x="3.475cm" svg:y="0.114cm" svg:width="12.2cm" svg:height="4.6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ndroid-smooth'.B2:'Android-smooth'.T2" chart:label-cell-address="'Android-smooth'.A2:'Android-smooth'.A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hrome</text:p>
                <draw:g>
                  <svg:desc>'Android-smooth'.A2:'Android-smooth'.A2</svg:desc>
                </draw:g>
              </table:table-cell>
              <table:table-cell office:value-type="float" office:value="73.55">
                <text:p>73.55</text:p>
                <draw:g>
                  <svg:desc>'Android-smooth'.B2:'Android-smooth'.T2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7.49">
                <text:p>77.49</text:p>
              </table:table-cell>
              <table:table-cell office:value-type="float" office:value="77.53">
                <text:p>77.53</text:p>
              </table:table-cell>
              <table:table-cell office:value-type="float" office:value="83.79">
                <text:p>83.79</text:p>
              </table:table-cell>
              <table:table-cell office:value-type="float" office:value="88.17">
                <text:p>88.17</text:p>
              </table:table-cell>
              <table:table-cell office:value-type="float" office:value="85.37">
                <text:p>85.37</text:p>
              </table:table-cell>
              <table:table-cell office:value-type="float" office:value="89.29">
                <text:p>89.29</text:p>
              </table:table-cell>
              <table:table-cell office:value-type="float" office:value="88.54">
                <text:p>88.54</text:p>
              </table:table-cell>
              <table:table-cell office:value-type="float" office:value="85.75">
                <text:p>85.75</text:p>
              </table:table-cell>
              <table:table-cell office:value-type="float" office:value="89.91">
                <text:p>89.91</text:p>
              </table:table-cell>
              <table:table-cell office:value-type="float" office:value="87.88">
                <text:p>87.88</text:p>
              </table:table-cell>
              <table:table-cell office:value-type="float" office:value="88.74">
                <text:p>88.74</text:p>
              </table:table-cell>
              <table:table-cell office:value-type="float" office:value="91.64">
                <text:p>91.64</text:p>
              </table:table-cell>
              <table:table-cell office:value-type="float" office:value="87.5">
                <text:p>87.5</text:p>
              </table:table-cell>
              <table:table-cell office:value-type="float" office:value="86.88">
                <text:p>86.88</text:p>
              </table:table-cell>
              <table:table-cell office:value-type="float" office:value="86.71">
                <text:p>86.71</text:p>
              </table:table-cell>
              <table:table-cell office:value-type="float" office:value="87.59">
                <text:p>87.59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58fff" draw:fill-color="#758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e3b" draw:fill-color="#ffde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5.851cm" xlink:href=".." xlink:type="simple" chart:class="chart:line" chart:style-name="ch1">
        <chart:legend chart:legend-position="start" svg:x="0.21cm" svg:y="0.423cm" style:legend-expansion="custom" svg:width="2.456cm" svg:height="4.818cm" style:legend-expansion-aspect-ratio="0.509755085097551" chart:style-name="ch2"/>
        <chart:plot-area chart:style-name="ch3" table:cell-range-address="'Android-smooth'.B1:'Android-smooth'.T1 'Android-smooth'.A3:'Android-smooth'.T3 'Android-smooth'.A5:'Android-smooth'.T5 'Android-smooth'.A8:'Android-smooth'.T8 'Android-smooth'.A12:'Android-smooth'.T12" chart:data-source-has-labels="both" svg:x="2.869cm" svg:y="0.117cm" svg:width="12.916cm" svg:height="5.616cm">
          <chart:coordinate-region svg:x="3.49cm" svg:y="0.316cm" svg:width="12.295cm" svg:height="4.77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3:'Android-smooth'.T3" chart:label-cell-address="'Android-smooth'.A3:'Android-smooth'.A3" chart:class="chart:line">
            <chart:data-point chart:repeated="19"/>
          </chart:series>
          <chart:series chart:style-name="ch7" chart:values-cell-range-address="'Android-smooth'.B5:'Android-smooth'.T5" chart:label-cell-address="'Android-smooth'.A5:'Android-smooth'.A5" chart:class="chart:line">
            <chart:data-point chart:repeated="19"/>
          </chart:series>
          <chart:series chart:style-name="ch8" chart:values-cell-range-address="'Android-smooth'.B8:'Android-smooth'.T8" chart:label-cell-address="'Android-smooth'.A8:'Android-smooth'.A8" chart:class="chart:line">
            <chart:data-point chart:repeated="19"/>
          </chart:series>
          <chart:series chart:style-name="ch9" chart:values-cell-range-address="'Android-smooth'.B12:'Android-smooth'.T12" chart:label-cell-address="'Android-smooth'.A12:'Android-smooth'.A1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amsung Browser</text:p>
                <draw:g>
                  <svg:desc>'Android-smooth'.A3:'Android-smooth'.A3</svg:desc>
                </draw:g>
              </table:table-cell>
              <table:table-cell office:value-type="float" office:value="NaN">
                <text:p>NaN</text:p>
                <draw:g>
                  <svg:desc>'Android-smooth'.B3:'Android-smooth'.T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5.96">
                <text:p>5.96</text:p>
              </table:table-cell>
              <table:table-cell office:value-type="float" office:value="6.47">
                <text:p>6.47</text:p>
              </table:table-cell>
              <table:table-cell office:value-type="float" office:value="6.79">
                <text:p>6.79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Android Browser</text:p>
                <draw:g>
                  <svg:desc>'Android-smooth'.A5:'Android-smooth'.A5</svg:desc>
                </draw:g>
              </table:table-cell>
              <table:table-cell office:value-type="float" office:value="10.93">
                <text:p>10.93</text:p>
                <draw:g>
                  <svg:desc>'Android-smooth'.B5:'Android-smooth'.T5</svg:desc>
                </draw:g>
              </table:table-cell>
              <table:table-cell office:value-type="float" office:value="10.53">
                <text:p>10.53</text:p>
              </table:table-cell>
              <table:table-cell office:value-type="float" office:value="9.15">
                <text:p>9.15</text:p>
              </table:table-cell>
              <table:table-cell office:value-type="float" office:value="7.06">
                <text:p>7.06</text:p>
              </table:table-cell>
              <table:table-cell office:value-type="float" office:value="6.02">
                <text:p>6.02</text:p>
              </table:table-cell>
              <table:table-cell office:value-type="float" office:value="3.94">
                <text:p>3.94</text:p>
              </table:table-cell>
              <table:table-cell office:value-type="float" office:value="3.21">
                <text:p>3.21</text:p>
              </table:table-cell>
              <table:table-cell office:value-type="float" office:value="2.61">
                <text:p>2.61</text:p>
              </table:table-cell>
              <table:table-cell office:value-type="float" office:value="2.27">
                <text:p>2.27</text:p>
              </table:table-cell>
              <table:table-cell office:value-type="float" office:value="2.22">
                <text:p>2.22</text:p>
              </table:table-cell>
              <table:table-cell office:value-type="float" office:value="2.815">
                <text:p>2.815</text:p>
              </table:table-cell>
              <table:table-cell office:value-type="float" office:value="3.41">
                <text:p>3.41</text:p>
              </table:table-cell>
              <table:table-cell office:value-type="float" office:value="2.71">
                <text:p>2.71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UC Browser</text:p>
                <draw:g>
                  <svg:desc>'Android-smooth'.A8:'Android-smooth'.A8</svg:desc>
                </draw:g>
              </table:table-cell>
              <table:table-cell office:value-type="float" office:value="5.81">
                <text:p>5.81</text:p>
                <draw:g>
                  <svg:desc>'Android-smooth'.B8:'Android-smooth'.T8</svg:desc>
                </draw:g>
              </table:table-cell>
              <table:table-cell office:value-type="float" office:value="5.815">
                <text:p>5.815</text:p>
              </table:table-cell>
              <table:table-cell office:value-type="float" office:value="5.82">
                <text:p>5.82</text:p>
              </table:table-cell>
              <table:table-cell office:value-type="float" office:value="8.91">
                <text:p>8.91</text:p>
              </table:table-cell>
              <table:table-cell office:value-type="float" office:value="5.55">
                <text:p>5.55</text:p>
              </table:table-cell>
              <table:table-cell office:value-type="float" office:value="3.84">
                <text:p>3.84</text:p>
              </table:table-cell>
              <table:table-cell office:value-type="float" office:value="3.11">
                <text:p>3.11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Opera Mini</text:p>
                <draw:g>
                  <svg:desc>'Android-smooth'.A12:'Android-smooth'.A12</svg:desc>
                </draw:g>
              </table:table-cell>
              <table:table-cell office:value-type="float" office:value="5.58">
                <text:p>5.58</text:p>
                <draw:g>
                  <svg:desc>'Android-smooth'.B12:'Android-smooth'.T12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2.88">
                <text:p>2.88</text:p>
              </table:table-cell>
              <table:table-cell office:value-type="float" office:value="2.13">
                <text:p>2.13</text:p>
              </table:table-cell>
              <table:table-cell office:value-type="float" office:value="3.855">
                <text:p>3.855</text:p>
              </table:table-cell>
              <table:table-cell office:value-type="float" office:value="5.58">
                <text:p>5.58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1.525">
                <text:p>1.525</text:p>
              </table:table-cell>
              <table:table-cell office:value-type="float" office:value="1.24">
                <text:p>1.24</text:p>
              </table:table-cell>
              <table:table-cell office:value-type="float" office:value="1.12">
                <text:p>1.12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c7fff" draw:fill-color="#4c7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cm" svg:height="5.842cm" xlink:href=".." xlink:type="simple" chart:class="chart:line" chart:style-name="ch1">
        <chart:legend chart:legend-position="start" svg:x="0.21cm" svg:y="0.502cm" style:legend-expansion="custom" svg:width="2.298cm" svg:height="4.547cm" style:legend-expansion-aspect-ratio="0.505388168022872" chart:style-name="ch2"/>
        <chart:plot-area chart:style-name="ch3" table:cell-range-address="'Android-smooth'.B1:'Android-smooth'.T1 'Android-smooth'.A4:'Android-smooth'.T4 'Android-smooth'.A6:'Android-smooth'.T7 'Android-smooth'.A9:'Android-smooth'.T10" chart:data-source-has-labels="both" svg:x="2.83cm" svg:y="0.116cm" svg:width="12.978cm" svg:height="5.61cm">
          <chart:coordinate-region svg:x="3.557cm" svg:y="0.315cm" svg:width="12.251cm" svg:height="4.7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4:'Android-smooth'.T4" chart:label-cell-address="'Android-smooth'.A4:'Android-smooth'.A4" chart:class="chart:line">
            <chart:data-point chart:repeated="19"/>
          </chart:series>
          <chart:series chart:style-name="ch7" chart:values-cell-range-address="'Android-smooth'.B6:'Android-smooth'.T6" chart:label-cell-address="'Android-smooth'.A6:'Android-smooth'.A6" chart:class="chart:line">
            <chart:data-point chart:repeated="19"/>
          </chart:series>
          <chart:series chart:style-name="ch8" chart:values-cell-range-address="'Android-smooth'.B7:'Android-smooth'.T7" chart:label-cell-address="'Android-smooth'.A7:'Android-smooth'.A7" chart:class="chart:line">
            <chart:data-point chart:repeated="19"/>
          </chart:series>
          <chart:series chart:style-name="ch9" chart:values-cell-range-address="'Android-smooth'.B9:'Android-smooth'.T9" chart:label-cell-address="'Android-smooth'.A9:'Android-smooth'.A9" chart:class="chart:line">
            <chart:data-point chart:repeated="19"/>
          </chart:series>
          <chart:series chart:style-name="ch10" chart:values-cell-range-address="'Android-smooth'.B10:'Android-smooth'.T10" chart:label-cell-address="'Android-smooth'.A10:'Android-smooth'.A1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ra</text:p>
                <draw:g>
                  <svg:desc>'Android-smooth'.A4:'Android-smooth'.A4</svg:desc>
                </draw:g>
              </table:table-cell>
              <table:table-cell office:value-type="float" office:value="0.73">
                <text:p>0.73</text:p>
                <draw:g>
                  <svg:desc>'Android-smooth'.B4:'Android-smooth'.T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535">
                <text:p>0.535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QQ</text:p>
                <draw:g>
                  <svg:desc>'Android-smooth'.A6:'Android-smooth'.A6</svg:desc>
                </draw:g>
              </table:table-cell>
              <table:table-cell office:value-type="float" office:value="1.61">
                <text:p>1.61</text:p>
                <draw:g>
                  <svg:desc>'Android-smooth'.B6:'Android-smooth'.T6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08">
                <text:p>1.08</text:p>
              </table:table-cell>
              <table:table-cell office:value-type="float" office:value="1.48">
                <text:p>1.48</text:p>
              </table:table-cell>
              <table:table-cell office:value-type="float" office:value="1.175">
                <text:p>1.175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62">
                <text:p>1.62</text:p>
              </table:table-cell>
              <table:table-cell office:value-type="float" office:value="1.87">
                <text:p>1.87</text:p>
              </table:table-cell>
              <table:table-cell office:value-type="float" office:value="1.83">
                <text:p>1.83</text:p>
              </table:table-cell>
              <table:table-cell office:value-type="float" office:value="1.855">
                <text:p>1.855</text:p>
              </table:table-cell>
              <table:table-cell office:value-type="float" office:value="1.88">
                <text:p>1.8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16">
                <text:p>2.16</text:p>
              </table:table-cell>
              <table:table-cell office:value-type="float" office:value="1.81">
                <text:p>1.81</text:p>
              </table:table-cell>
              <table:table-cell office:value-type="float" office:value="1.49">
                <text:p>1.49</text:p>
              </table:table-cell>
              <table:table-cell office:value-type="float" office:value="1.475">
                <text:p>1.47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idu</text:p>
                <draw:g>
                  <svg:desc>'Android-smooth'.A7:'Android-smooth'.A7</svg:desc>
                </draw:g>
              </table:table-cell>
              <table:table-cell office:value-type="float" office:value="0.46">
                <text:p>0.46</text:p>
                <draw:g>
                  <svg:desc>'Android-smooth'.B7:'Android-smooth'.T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61">
                <text:p>0.61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845">
                <text:p>1.845</text:p>
              </table:table-cell>
              <table:table-cell office:value-type="float" office:value="2.05">
                <text:p>2.05</text:p>
              </table:table-cell>
              <table:table-cell office:value-type="float" office:value="1.67">
                <text:p>1.67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05">
                <text:p>1.05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Yandex</text:p>
                <draw:g>
                  <svg:desc>'Android-smooth'.A9:'Android-smooth'.A9</svg:desc>
                </draw:g>
              </table:table-cell>
              <table:table-cell office:value-type="float" office:value="0.28">
                <text:p>0.28</text:p>
                <draw:g>
                  <svg:desc>'Android-smooth'.B9:'Android-smooth'.T9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refox</text:p>
                <draw:g>
                  <svg:desc>'Android-smooth'.A10:'Android-smooth'.A10</svg:desc>
                </draw:g>
              </table:table-cell>
              <table:table-cell office:value-type="float" office:value="0.94">
                <text:p>0.94</text:p>
                <draw:g>
                  <svg:desc>'Android-smooth'.B10:'Android-smooth'.T10</svg:desc>
                </draw:g>
              </table:table-cell>
              <table:table-cell office:value-type="float" office:value="0.855">
                <text:p>0.855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65">
                <text:p>0.665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1:'94-05'.G14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1:'06-09'.E17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1:'statcounter-filtered'.H143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6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T2" style:family="text"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35.179cm" svg:height="12.931cm" xlink:href=".." xlink:type="simple" chart:class="chart:area" chart:style-name="ch1">
        <chart:plot-area chart:style-name="ch2" table:cell-range-address="all.A1:all.I29" chart:data-source-has-labels="both" svg:x="0.703cm" svg:y="0.258cm" svg:width="33.773cm" svg:height="12.415cm">
          <chart:coordinate-region svg:x="1.748cm" svg:y="0.457cm" svg:width="32.171cm" svg:height="11.569cm"/>
          <chart:axis chart:dimension="x" chart:name="primary-x" chart:style-name="ch3" chartooo:axis-type="auto">
            <chartooo:date-scale/>
            <chart:categories table:cell-range-address="all.A2:all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29" chart:label-cell-address="all.B1:all.B1" chart:class="chart:area">
            <chart:data-point chart:repeated="28"/>
          </chart:series>
          <chart:series chart:style-name="ch7" chart:values-cell-range-address="all.C2:all.C29" chart:label-cell-address="all.C1:all.C1" chart:class="chart:area">
            <chart:data-point chart:repeated="28"/>
          </chart:series>
          <chart:series chart:style-name="ch8" chart:values-cell-range-address="all.D2:all.D29" chart:label-cell-address="all.D1:all.D1" chart:class="chart:area">
            <chart:data-point chart:repeated="28"/>
          </chart:series>
          <chart:series chart:style-name="ch9" chart:values-cell-range-address="all.E2:all.E29" chart:label-cell-address="all.E1:all.E1" chart:class="chart:area">
            <chart:data-point chart:repeated="28"/>
          </chart:series>
          <chart:series chart:style-name="ch10" chart:values-cell-range-address="all.F2:all.F29" chart:label-cell-address="all.F1:all.F1" chart:class="chart:area">
            <chart:data-point chart:repeated="28"/>
          </chart:series>
          <chart:series chart:style-name="ch11" chart:values-cell-range-address="all.G2:all.G29" chart:label-cell-address="all.G1:all.G1" chart:class="chart:area">
            <chart:data-point chart:repeated="28"/>
          </chart:series>
          <chart:series chart:style-name="ch12" chart:values-cell-range-address="all.H2:all.H29" chart:label-cell-address="all.H1:all.H1" chart:class="chart:area">
            <chart:data-point chart:repeated="28"/>
          </chart:series>
          <chart:series chart:style-name="ch13" chart:values-cell-range-address="all.I2:all.I29" chart:label-cell-address="all.I1:all.I1" chart:class="chart:area">
            <chart:data-point chart:repeated="28"/>
          </chart:series>
          <chart:wall chart:style-name="ch14"/>
          <chart:floor chart:style-name="ch15"/>
        </chart:plot-area>
        <draw:frame draw:style-name="gr1" draw:text-style-name="P1" svg:width="2.585cm" svg:height="1.271cm" svg:x="12.405cm" svg:y="5.114cm">
          <draw:text-box>
            <text:p><text:span text:style-name="T1">Internet Explorer</text:span></text:p>
          </draw:text-box>
        </draw:frame>
        <draw:frame draw:style-name="gr2" draw:text-style-name="P2" svg:width="2.585cm" svg:height="0.768cm" svg:x="4.401cm" svg:y="7.579cm">
          <draw:text-box>
            <text:p><text:span text:style-name="T2">Netscape</text:span></text:p>
          </draw:text-box>
        </draw:frame>
        <draw:frame draw:style-name="gr2" draw:text-style-name="P1" svg:width="1.98cm" svg:height="0.768cm" svg:x="1.913cm" svg:y="10.177cm">
          <draw:text-box>
            <text:p><text:span text:style-name="T1">Mosaic</text:span></text:p>
          </draw:text-box>
        </draw:frame>
        <draw:frame draw:style-name="gr1" draw:text-style-name="P1" svg:width="2.503cm" svg:height="1.271cm" svg:x="20.244cm" svg:y="9.419cm">
          <draw:text-box>
            <text:p><text:span text:style-name="T1">Mozilla / Firefox</text:span></text:p>
          </draw:text-box>
        </draw:frame>
        <draw:frame draw:style-name="gr2" draw:text-style-name="P2" svg:width="2.585cm" svg:height="0.768cm" svg:x="28.743cm" svg:y="6.412cm">
          <draw:text-box>
            <text:p><text:span text:style-name="T2">Chrome</text:span></text:p>
          </draw:text-box>
        </draw:frame>
        <draw:frame draw:style-name="gr2" draw:text-style-name="P1" svg:width="2.585cm" svg:height="0.768cm" svg:x="27.615cm" svg:y="3.233cm">
          <draw:text-box>
            <text:p><text:span text:style-name="T1">Android</text:span></text:p>
          </draw:text-box>
        </draw:frame>
        <draw:frame draw:style-name="gr2" draw:text-style-name="P2" svg:width="2.585cm" svg:height="0.768cm" svg:x="30.97cm" svg:y="1.749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T2" style:family="text">
      <style:text-properties fo:color="#000000" loext:opacity="100%" fo:font-family="'Droid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974cm" svg:height="12.06cm" xlink:href=".." xlink:type="simple" chart:class="chart:area" chart:style-name="ch1">
        <chart:plot-area chart:style-name="ch2" table:cell-range-address="all.A1:all.I10" chart:data-source-has-labels="both" svg:x="0.499cm" svg:y="0.241cm" svg:width="23.976cm" svg:height="11.578cm">
          <chart:coordinate-region svg:x="1.544cm" svg:y="0.44cm" svg:width="22.374cm" svg:height="10.732cm"/>
          <chart:axis chart:dimension="x" chart:name="primary-x" chart:style-name="ch3" chartooo:axis-type="auto">
            <chartooo:date-scale/>
            <chart:categories table:cell-range-address="all.A2:all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10" chart:label-cell-address="all.B1:all.B1" chart:class="chart:area">
            <chart:data-point chart:repeated="9"/>
          </chart:series>
          <chart:series chart:style-name="ch7" chart:values-cell-range-address="all.C2:all.C10" chart:label-cell-address="all.C1:all.C1" chart:class="chart:area">
            <chart:data-point chart:repeated="9"/>
          </chart:series>
          <chart:series chart:style-name="ch8" chart:values-cell-range-address="all.D2:all.D10" chart:label-cell-address="all.D1:all.D1" chart:class="chart:area">
            <chart:data-point chart:repeated="9"/>
          </chart:series>
          <chart:series chart:style-name="ch9" chart:values-cell-range-address="all.E2:all.E10" chart:label-cell-address="all.E1:all.E1" chart:class="chart:area">
            <chart:data-point chart:repeated="9"/>
          </chart:series>
          <chart:series chart:style-name="ch10" chart:values-cell-range-address="all.F2:all.F10" chart:label-cell-address="all.F1:all.F1" chart:class="chart:area">
            <chart:data-point chart:repeated="9"/>
          </chart:series>
          <chart:series chart:style-name="ch11" chart:values-cell-range-address="all.G2:all.G10" chart:label-cell-address="all.G1:all.G1" chart:class="chart:area">
            <chart:data-point chart:repeated="9"/>
          </chart:series>
          <chart:series chart:style-name="ch12" chart:values-cell-range-address="all.H2:all.H10" chart:label-cell-address="all.H1:all.H1" chart:class="chart:area">
            <chart:data-point chart:repeated="9"/>
          </chart:series>
          <chart:series chart:style-name="ch13" chart:values-cell-range-address="all.I2:all.I10" chart:label-cell-address="all.I1:all.I1" chart:class="chart:area">
            <chart:data-point chart:repeated="9"/>
          </chart:series>
          <chart:wall chart:style-name="ch14"/>
          <chart:floor chart:style-name="ch15"/>
        </chart:plot-area>
        <draw:frame draw:style-name="gr1" draw:text-style-name="P1" svg:width="2.584cm" svg:height="1.271cm" svg:x="17.41cm" svg:y="3.063cm">
          <draw:text-box>
            <text:p><text:span text:style-name="T1">Internet Explorer</text:span></text:p>
          </draw:text-box>
        </draw:frame>
        <draw:frame draw:style-name="gr2" draw:text-style-name="P2" svg:width="2.584cm" svg:height="0.716cm" svg:x="7.811cm" svg:y="5.634cm">
          <draw:text-box>
            <text:p><text:span text:style-name="T2">Netscape</text:span></text:p>
          </draw:text-box>
        </draw:frame>
        <draw:frame draw:style-name="gr2" draw:text-style-name="P1" svg:width="1.979cm" svg:height="0.716cm" svg:x="2.31cm" svg:y="8.081cm">
          <draw:text-box>
            <text:p><text:span text:style-name="T1">Mosai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  <style:style style:name="T1" style:family="text">
      <style:text-properties fo:color="#ffffff" loext:opacity="100%" fo:font-family="'Droid Sans'" style:font-style-name="Bold" style:font-family-generic="swiss" style:font-pitch="variable" fo:font-size="16pt" fo:font-weight="bold" style:font-size-asian="24pt" style:font-size-complex="24pt" style:font-relief="embossed"/>
    </style:style>
  </office:automatic-styles>
  <office:body>
    <office:chart>
      <chart:chart svg:width="20.981cm" svg:height="12.167cm" xlink:href=".." xlink:type="simple" chart:class="chart:area" chart:style-name="ch1">
        <chart:plot-area chart:style-name="ch2" table:cell-range-address="all.A11:all.I18 all.B1:all.I1" chart:data-source-has-labels="both" svg:x="0.231cm" svg:y="0.224cm" svg:width="20.14cm" svg:height="11.67cm">
          <chart:coordinate-region svg:x="1.461cm" svg:y="0.423cm" svg:width="18.538cm" svg:height="10.824cm"/>
          <chart:axis chart:dimension="x" chart:name="primary-x" chart:style-name="ch3" chartooo:axis-type="auto">
            <chartooo:date-scale/>
            <chart:categories table:cell-range-address="all.A11:all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1:all.B18" chart:label-cell-address="all.B1:all.B1" chart:class="chart:area">
            <chart:data-point chart:repeated="8"/>
          </chart:series>
          <chart:series chart:style-name="ch7" chart:values-cell-range-address="all.C11:all.C18" chart:label-cell-address="all.C1:all.C1" chart:class="chart:area">
            <chart:data-point chart:repeated="8"/>
          </chart:series>
          <chart:series chart:style-name="ch8" chart:values-cell-range-address="all.D11:all.D18" chart:label-cell-address="all.D1:all.D1" chart:class="chart:area">
            <chart:data-point chart:repeated="8"/>
          </chart:series>
          <chart:series chart:style-name="ch9" chart:values-cell-range-address="all.E11:all.E18" chart:label-cell-address="all.E1:all.E1" chart:class="chart:area">
            <chart:data-point chart:repeated="8"/>
          </chart:series>
          <chart:series chart:style-name="ch10" chart:values-cell-range-address="all.F11:all.F18" chart:label-cell-address="all.F1:all.F1" chart:class="chart:area">
            <chart:data-point chart:repeated="8"/>
          </chart:series>
          <chart:series chart:style-name="ch11" chart:values-cell-range-address="all.G11:all.G18" chart:label-cell-address="all.G1:all.G1" chart:class="chart:area">
            <chart:data-point chart:repeated="8"/>
          </chart:series>
          <chart:series chart:style-name="ch12" chart:values-cell-range-address="all.H11:all.H18" chart:label-cell-address="all.H1:all.H1" chart:class="chart:area">
            <chart:data-point chart:repeated="8"/>
          </chart:series>
          <chart:series chart:style-name="ch13" chart:values-cell-range-address="all.I11:all.I18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1" svg:width="2.585cm" svg:height="1.271cm" svg:x="7.864cm" svg:y="4.241cm">
          <draw:text-box>
            <text:p><text:span text:style-name="T1">Internet Explorer</text:span></text:p>
          </draw:text-box>
        </draw:frame>
        <draw:frame draw:style-name="gr1" draw:text-style-name="P1" svg:width="2.503cm" svg:height="1.271cm" svg:x="16.856cm" svg:y="9.228cm">
          <draw:text-box>
            <text:p><text:span text:style-name="T1">Mozilla / Firefo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